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ing" svg:font-family="Timing" style:font-family-generic="roman" style:font-pitch="fixed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padding="0.0201in" fo:border-left="none" fo:border-right="none" fo:border-top="0.99pt solid #000000" fo:border-bottom="none"/>
      <style:text-properties officeooo:rsid="006507d5" officeooo:paragraph-rsid="006507d5"/>
    </style:style>
    <style:style style:name="P2" style:family="paragraph" style:parent-style-name="Standard">
      <style:text-properties officeooo:rsid="002058ff" officeooo:paragraph-rsid="002058ff"/>
    </style:style>
    <style:style style:name="P3" style:family="paragraph" style:parent-style-name="Standard">
      <style:text-properties officeooo:rsid="002058ff" officeooo:paragraph-rsid="0056efb2"/>
    </style:style>
    <style:style style:name="P4" style:family="paragraph" style:parent-style-name="Standard">
      <style:text-properties officeooo:rsid="002058ff" officeooo:paragraph-rsid="00721075"/>
    </style:style>
    <style:style style:name="P5" style:family="paragraph" style:parent-style-name="Standard">
      <style:text-properties officeooo:rsid="00211e65" officeooo:paragraph-rsid="004e29f7"/>
    </style:style>
    <style:style style:name="P6" style:family="paragraph" style:parent-style-name="Standard">
      <style:text-properties officeooo:rsid="00211e65" officeooo:paragraph-rsid="007e218f"/>
    </style:style>
    <style:style style:name="P7" style:family="paragraph" style:parent-style-name="Standard">
      <style:text-properties officeooo:rsid="00211e65" officeooo:paragraph-rsid="00831cc1"/>
    </style:style>
    <style:style style:name="P8" style:family="paragraph" style:parent-style-name="Standard">
      <style:text-properties officeooo:rsid="00211e65" officeooo:paragraph-rsid="0084c5ea"/>
    </style:style>
    <style:style style:name="P9" style:family="paragraph" style:parent-style-name="Standard">
      <style:text-properties officeooo:rsid="00211e65" officeooo:paragraph-rsid="00878982"/>
    </style:style>
    <style:style style:name="P10" style:family="paragraph" style:parent-style-name="Standard">
      <style:text-properties officeooo:rsid="00211e65" officeooo:paragraph-rsid="00892a75"/>
    </style:style>
    <style:style style:name="P11" style:family="paragraph" style:parent-style-name="Standard">
      <style:text-properties officeooo:rsid="00211e65" officeooo:paragraph-rsid="008ae85b"/>
    </style:style>
    <style:style style:name="P12" style:family="paragraph" style:parent-style-name="Standard">
      <style:text-properties officeooo:rsid="00211e65" officeooo:paragraph-rsid="008eb382"/>
    </style:style>
    <style:style style:name="P13" style:family="paragraph" style:parent-style-name="Standard">
      <style:text-properties officeooo:rsid="00211e65" officeooo:paragraph-rsid="008f5992"/>
    </style:style>
    <style:style style:name="P14" style:family="paragraph" style:parent-style-name="Standard">
      <style:text-properties officeooo:rsid="00211e65" officeooo:paragraph-rsid="00908ab4"/>
    </style:style>
    <style:style style:name="P15" style:family="paragraph" style:parent-style-name="Standard">
      <style:text-properties officeooo:rsid="00211e65" officeooo:paragraph-rsid="009f6421"/>
    </style:style>
    <style:style style:name="P16" style:family="paragraph" style:parent-style-name="Standard">
      <style:text-properties officeooo:rsid="00211e65" officeooo:paragraph-rsid="00a079d4"/>
    </style:style>
    <style:style style:name="P17" style:family="paragraph" style:parent-style-name="Standard">
      <style:text-properties officeooo:rsid="00211e65" officeooo:paragraph-rsid="00a3cf90"/>
    </style:style>
    <style:style style:name="P18" style:family="paragraph" style:parent-style-name="Standard">
      <style:text-properties officeooo:rsid="00211e65" officeooo:paragraph-rsid="00a7e7be"/>
    </style:style>
    <style:style style:name="P19" style:family="paragraph" style:parent-style-name="Standard">
      <style:text-properties officeooo:rsid="00211e65" officeooo:paragraph-rsid="00aa6d76"/>
    </style:style>
    <style:style style:name="P20" style:family="paragraph" style:parent-style-name="Standard">
      <style:text-properties officeooo:rsid="00211e65" officeooo:paragraph-rsid="00addc92"/>
    </style:style>
    <style:style style:name="P21" style:family="paragraph" style:parent-style-name="Standard">
      <style:text-properties officeooo:rsid="00211e65" officeooo:paragraph-rsid="00ae4f09"/>
    </style:style>
    <style:style style:name="P22" style:family="paragraph" style:parent-style-name="Standard">
      <style:text-properties officeooo:rsid="00211e65" officeooo:paragraph-rsid="00af0c41"/>
    </style:style>
    <style:style style:name="P23" style:family="paragraph" style:parent-style-name="Standard">
      <style:text-properties fo:color="#a33e03" officeooo:rsid="00211e65" officeooo:paragraph-rsid="004e29f7"/>
    </style:style>
    <style:style style:name="P24" style:family="paragraph" style:parent-style-name="Standard">
      <style:text-properties fo:color="#a33e03" officeooo:rsid="00211e65" officeooo:paragraph-rsid="00721075"/>
    </style:style>
    <style:style style:name="P25" style:family="paragraph" style:parent-style-name="Standard">
      <style:text-properties fo:color="#a33e03" officeooo:rsid="00211e65" officeooo:paragraph-rsid="00878982"/>
    </style:style>
    <style:style style:name="P26" style:family="paragraph" style:parent-style-name="Standard">
      <style:text-properties fo:color="#a33e03" officeooo:rsid="00211e65" officeooo:paragraph-rsid="009f6421"/>
    </style:style>
    <style:style style:name="P27" style:family="paragraph" style:parent-style-name="Standard">
      <style:text-properties fo:color="#a33e03" officeooo:rsid="00211e65" officeooo:paragraph-rsid="00a60f7d"/>
    </style:style>
    <style:style style:name="P28" style:family="paragraph" style:parent-style-name="Standard">
      <style:text-properties style:font-name="Timing" officeooo:rsid="002058ff" officeooo:paragraph-rsid="0044d68b"/>
    </style:style>
    <style:style style:name="P29" style:family="paragraph" style:parent-style-name="Standard">
      <style:text-properties style:font-name="Timing" fo:font-style="italic" officeooo:rsid="002c49bf" officeooo:paragraph-rsid="00721075" style:font-style-asian="italic" style:font-style-complex="italic"/>
    </style:style>
    <style:style style:name="P30" style:family="paragraph" style:parent-style-name="Standard">
      <style:text-properties officeooo:rsid="00745ec3" officeooo:paragraph-rsid="00745ec3"/>
    </style:style>
    <style:style style:name="P31" style:family="paragraph" style:parent-style-name="Standard">
      <style:text-properties officeooo:rsid="004cae38" officeooo:paragraph-rsid="008f5992"/>
    </style:style>
    <style:style style:name="P32" style:family="paragraph" style:parent-style-name="Standard">
      <style:text-properties officeooo:rsid="003e2dc2" officeooo:paragraph-rsid="003e2dc2"/>
    </style:style>
    <style:style style:name="P33" style:family="paragraph" style:parent-style-name="Standard">
      <style:text-properties style:font-name="Liberation Serif" fo:font-style="normal" officeooo:rsid="002c49bf" officeooo:paragraph-rsid="0084c5ea" style:font-style-asian="normal" style:font-style-complex="normal"/>
    </style:style>
    <style:style style:name="P34" style:family="paragraph" style:parent-style-name="Standard">
      <style:text-properties style:font-name="Liberation Serif" fo:font-style="normal" officeooo:rsid="002c49bf" officeooo:paragraph-rsid="00addc92" style:font-style-asian="normal" style:font-style-complex="normal"/>
    </style:style>
    <style:style style:name="P35" style:family="paragraph" style:parent-style-name="Standard">
      <style:text-properties style:font-name="Liberation Serif" fo:font-style="normal" officeooo:rsid="00abe8a9" officeooo:paragraph-rsid="00abe8a9" style:font-style-asian="normal" style:font-style-complex="normal"/>
    </style:style>
    <style:style style:name="P36" style:family="paragraph" style:parent-style-name="Standard">
      <style:paragraph-properties fo:break-before="page"/>
      <style:text-properties officeooo:rsid="00721075" officeooo:paragraph-rsid="00721075"/>
    </style:style>
    <style:style style:name="P37" style:family="paragraph" style:parent-style-name="Standard">
      <style:text-properties style:font-name="Liberation Serif" fo:font-style="normal" officeooo:rsid="002c49bf" officeooo:paragraph-rsid="0084c5ea" style:font-style-asian="normal" style:font-style-complex="normal"/>
    </style:style>
    <style:style style:name="P38" style:family="paragraph" style:parent-style-name="Standard">
      <style:text-properties style:font-name="Liberation Serif" fo:font-style="normal" officeooo:rsid="00b1126e" officeooo:paragraph-rsid="00b1126e" style:font-style-asian="normal" style:font-style-complex="normal"/>
    </style:style>
    <style:style style:name="P39" style:family="paragraph" style:parent-style-name="Standard">
      <style:text-properties style:font-name="Liberation Serif" fo:font-style="normal" officeooo:rsid="00b1126e" officeooo:paragraph-rsid="00b4562b" style:font-style-asian="normal" style:font-style-complex="normal"/>
    </style:style>
    <style:style style:name="P40" style:family="paragraph" style:parent-style-name="Standard">
      <style:text-properties style:font-name="Liberation Serif" fo:font-style="normal" officeooo:rsid="00b1126e" officeooo:paragraph-rsid="00b647cd" style:font-style-asian="normal" style:font-style-complex="normal"/>
    </style:style>
    <style:style style:name="P41" style:family="paragraph" style:parent-style-name="Standard">
      <style:text-properties style:font-name="Liberation Serif" fo:font-style="normal" officeooo:rsid="00b1126e" officeooo:paragraph-rsid="00c8cd83" style:font-style-asian="normal" style:font-style-complex="normal"/>
    </style:style>
    <style:style style:name="P42" style:family="paragraph" style:parent-style-name="Standard">
      <style:text-properties style:font-name="Liberation Serif" fo:font-style="normal" officeooo:rsid="00b1126e" officeooo:paragraph-rsid="00cac134" style:font-style-asian="normal" style:font-style-complex="normal"/>
    </style:style>
    <style:style style:name="P43" style:family="paragraph" style:parent-style-name="Standard">
      <style:text-properties style:font-name="Liberation Serif" fo:font-style="normal" officeooo:rsid="00b1126e" officeooo:paragraph-rsid="00ce956f" style:font-style-asian="normal" style:font-style-complex="normal"/>
    </style:style>
    <style:style style:name="P44" style:family="paragraph" style:parent-style-name="Standard">
      <style:text-properties style:font-name="Liberation Serif" fo:font-style="normal" officeooo:rsid="00b122db" officeooo:paragraph-rsid="00b122db" style:font-style-asian="normal" style:font-style-complex="normal"/>
    </style:style>
    <style:style style:name="P45" style:family="paragraph" style:parent-style-name="Standard">
      <style:text-properties style:font-name="Liberation Serif" fo:font-style="normal" officeooo:rsid="00b122db" officeooo:paragraph-rsid="00cac134" style:font-style-asian="normal" style:font-style-complex="normal"/>
    </style:style>
    <style:style style:name="P46" style:family="paragraph" style:parent-style-name="Standard">
      <style:text-properties style:font-name="Liberation Serif" fo:font-style="normal" officeooo:rsid="00b122db" officeooo:paragraph-rsid="00cdd431" style:font-style-asian="normal" style:font-style-complex="normal"/>
    </style:style>
    <style:style style:name="P47" style:family="paragraph" style:parent-style-name="Standard">
      <style:text-properties style:font-name="Liberation Serif" fo:font-style="normal" officeooo:rsid="00b122db" officeooo:paragraph-rsid="00d0e021" style:font-style-asian="normal" style:font-style-complex="normal"/>
    </style:style>
    <style:style style:name="P48" style:family="paragraph" style:parent-style-name="Standard">
      <style:text-properties style:font-name="Liberation Serif" fo:font-style="normal" officeooo:rsid="00b122db" officeooo:paragraph-rsid="00d4ee74" style:font-style-asian="normal" style:font-style-complex="normal"/>
    </style:style>
    <style:style style:name="P49" style:family="paragraph" style:parent-style-name="Standard">
      <style:text-properties style:font-name="Liberation Serif" fo:font-style="normal" officeooo:rsid="00b2cfcc" officeooo:paragraph-rsid="00b2cfcc" style:font-style-asian="normal" style:font-style-complex="normal"/>
    </style:style>
    <style:style style:name="P50" style:family="paragraph" style:parent-style-name="Standard">
      <style:text-properties style:font-name="Liberation Serif" fo:font-style="normal" officeooo:rsid="00b4562b" officeooo:paragraph-rsid="00b647cd" style:font-style-asian="normal" style:font-style-complex="normal"/>
    </style:style>
    <style:style style:name="P51" style:family="paragraph" style:parent-style-name="Standard">
      <style:text-properties style:font-name="Liberation Serif" fo:font-style="normal" officeooo:rsid="00b4562b" officeooo:paragraph-rsid="00cac134" style:font-style-asian="normal" style:font-style-complex="normal"/>
    </style:style>
    <style:style style:name="P52" style:family="paragraph" style:parent-style-name="Standard">
      <style:text-properties style:font-name="Liberation Serif" fo:font-style="normal" officeooo:rsid="00b4562b" officeooo:paragraph-rsid="00cff1b7" style:font-style-asian="normal" style:font-style-complex="normal"/>
    </style:style>
    <style:style style:name="P53" style:family="paragraph" style:parent-style-name="Standard">
      <style:text-properties style:font-name="Liberation Serif" fo:font-style="normal" officeooo:rsid="00b81389" officeooo:paragraph-rsid="00b81389" style:font-style-asian="normal" style:font-style-complex="normal"/>
    </style:style>
    <style:style style:name="P54" style:family="paragraph" style:parent-style-name="Standard">
      <style:text-properties style:font-name="Liberation Serif" fo:font-style="normal" officeooo:rsid="00bfe661" officeooo:paragraph-rsid="00c4139b" style:font-style-asian="normal" style:font-style-complex="normal"/>
    </style:style>
    <style:style style:name="P55" style:family="paragraph" style:parent-style-name="Standard">
      <style:text-properties style:font-name="Liberation Serif" fo:font-style="normal" officeooo:rsid="00c017d6" officeooo:paragraph-rsid="00c4139b" style:font-style-asian="normal" style:font-style-complex="normal"/>
    </style:style>
    <style:style style:name="P56" style:family="paragraph" style:parent-style-name="Standard">
      <style:text-properties style:font-name="Liberation Serif" fo:font-style="normal" officeooo:rsid="00cac134" officeooo:paragraph-rsid="00cac134" style:font-style-asian="normal" style:font-style-complex="normal"/>
    </style:style>
    <style:style style:name="P57" style:family="paragraph" style:parent-style-name="Standard">
      <style:text-properties style:font-name="Liberation Serif" fo:font-style="normal" officeooo:rsid="00cac134" officeooo:paragraph-rsid="00cad532" style:font-style-asian="normal" style:font-style-complex="normal"/>
    </style:style>
    <style:style style:name="P58" style:family="paragraph" style:parent-style-name="Standard">
      <style:text-properties style:font-name="Liberation Serif" fo:font-style="normal" officeooo:rsid="00cad532" officeooo:paragraph-rsid="00cac134" style:font-style-asian="normal" style:font-style-complex="normal"/>
    </style:style>
    <style:style style:name="P59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f98f3" style:font-weight-asian="bold" style:font-weight-complex="bold"/>
    </style:style>
    <style:style style:name="T3" style:family="text">
      <style:text-properties style:font-name="Timing"/>
    </style:style>
    <style:style style:name="T4" style:family="text">
      <style:text-properties style:font-name="Timing" officeooo:rsid="00216d46"/>
    </style:style>
    <style:style style:name="T5" style:family="text">
      <style:text-properties style:font-name="Timing" officeooo:rsid="0021eb88"/>
    </style:style>
    <style:style style:name="T6" style:family="text">
      <style:text-properties style:font-name="Timing" officeooo:rsid="0023a38a"/>
    </style:style>
    <style:style style:name="T7" style:family="text">
      <style:text-properties style:font-name="Timing" officeooo:rsid="00254999"/>
    </style:style>
    <style:style style:name="T8" style:family="text">
      <style:text-properties style:font-name="Timing" officeooo:rsid="002773a2"/>
    </style:style>
    <style:style style:name="T9" style:family="text">
      <style:text-properties style:font-name="Timing" officeooo:rsid="00290877"/>
    </style:style>
    <style:style style:name="T10" style:family="text">
      <style:text-properties style:font-name="Timing" officeooo:rsid="002b1d95"/>
    </style:style>
    <style:style style:name="T11" style:family="text">
      <style:text-properties style:font-name="Timing" officeooo:rsid="002c024c"/>
    </style:style>
    <style:style style:name="T12" style:family="text">
      <style:text-properties style:font-name="Timing" officeooo:rsid="00339c53"/>
    </style:style>
    <style:style style:name="T13" style:family="text">
      <style:text-properties style:font-name="Timing" officeooo:rsid="0034bd5b"/>
    </style:style>
    <style:style style:name="T14" style:family="text">
      <style:text-properties style:font-name="Timing" officeooo:rsid="0035f1cd"/>
    </style:style>
    <style:style style:name="T15" style:family="text">
      <style:text-properties style:font-name="Timing" officeooo:rsid="0035f258"/>
    </style:style>
    <style:style style:name="T16" style:family="text">
      <style:text-properties style:font-name="Timing" officeooo:rsid="00379bd4"/>
    </style:style>
    <style:style style:name="T17" style:family="text">
      <style:text-properties style:font-name="Timing" officeooo:rsid="00380f7c"/>
    </style:style>
    <style:style style:name="T18" style:family="text">
      <style:text-properties style:font-name="Timing" officeooo:rsid="003b60f9"/>
    </style:style>
    <style:style style:name="T19" style:family="text">
      <style:text-properties style:font-name="Timing" officeooo:rsid="003cd798"/>
    </style:style>
    <style:style style:name="T20" style:family="text">
      <style:text-properties style:font-name="Timing" officeooo:rsid="003d87a5"/>
    </style:style>
    <style:style style:name="T21" style:family="text">
      <style:text-properties style:font-name="Timing" officeooo:rsid="0040b500"/>
    </style:style>
    <style:style style:name="T22" style:family="text">
      <style:text-properties style:font-name="Timing" officeooo:rsid="00418d19"/>
    </style:style>
    <style:style style:name="T23" style:family="text">
      <style:text-properties style:font-name="Timing" officeooo:rsid="0044d68b"/>
    </style:style>
    <style:style style:name="T24" style:family="text">
      <style:text-properties style:font-name="Timing" officeooo:rsid="00459e06"/>
    </style:style>
    <style:style style:name="T25" style:family="text">
      <style:text-properties style:font-name="Timing" officeooo:rsid="00481b42"/>
    </style:style>
    <style:style style:name="T26" style:family="text">
      <style:text-properties style:font-name="Timing" officeooo:rsid="004a9901"/>
    </style:style>
    <style:style style:name="T27" style:family="text">
      <style:text-properties style:font-name="Timing" officeooo:rsid="004cae38"/>
    </style:style>
    <style:style style:name="T28" style:family="text">
      <style:text-properties style:font-name="Timing" officeooo:rsid="004cefa2"/>
    </style:style>
    <style:style style:name="T29" style:family="text">
      <style:text-properties style:font-name="Timing" officeooo:rsid="004d9750"/>
    </style:style>
    <style:style style:name="T30" style:family="text">
      <style:text-properties style:font-name="Timing" officeooo:rsid="004f4b26"/>
    </style:style>
    <style:style style:name="T31" style:family="text">
      <style:text-properties style:font-name="Timing" officeooo:rsid="005885aa"/>
    </style:style>
    <style:style style:name="T32" style:family="text">
      <style:text-properties style:font-name="Timing" officeooo:rsid="00588c69"/>
    </style:style>
    <style:style style:name="T33" style:family="text">
      <style:text-properties style:font-name="Timing" officeooo:rsid="0064ea5a"/>
    </style:style>
    <style:style style:name="T34" style:family="text">
      <style:text-properties style:font-name="Timing" officeooo:rsid="00742e75"/>
    </style:style>
    <style:style style:name="T35" style:family="text">
      <style:text-properties style:font-name="Timing" officeooo:rsid="00764088"/>
    </style:style>
    <style:style style:name="T36" style:family="text">
      <style:text-properties style:font-name="Timing" officeooo:rsid="007659a3"/>
    </style:style>
    <style:style style:name="T37" style:family="text">
      <style:text-properties style:font-name="Timing" officeooo:rsid="0076f64a"/>
    </style:style>
    <style:style style:name="T38" style:family="text">
      <style:text-properties style:font-name="Timing" officeooo:rsid="00774dde"/>
    </style:style>
    <style:style style:name="T39" style:family="text">
      <style:text-properties style:font-name="Timing" officeooo:rsid="007bc5a6"/>
    </style:style>
    <style:style style:name="T40" style:family="text">
      <style:text-properties style:font-name="Timing" officeooo:rsid="007bc677"/>
    </style:style>
    <style:style style:name="T41" style:family="text">
      <style:text-properties style:font-name="Timing" officeooo:rsid="007c4e16"/>
    </style:style>
    <style:style style:name="T42" style:family="text">
      <style:text-properties style:font-name="Timing" officeooo:rsid="007c521a"/>
    </style:style>
    <style:style style:name="T43" style:family="text">
      <style:text-properties style:font-name="Timing" officeooo:rsid="007e218f"/>
    </style:style>
    <style:style style:name="T44" style:family="text">
      <style:text-properties style:font-name="Timing" officeooo:rsid="007fadea"/>
    </style:style>
    <style:style style:name="T45" style:family="text">
      <style:text-properties style:font-name="Timing" officeooo:rsid="0080c048"/>
    </style:style>
    <style:style style:name="T46" style:family="text">
      <style:text-properties style:font-name="Timing" officeooo:rsid="0081fcec"/>
    </style:style>
    <style:style style:name="T47" style:family="text">
      <style:text-properties style:font-name="Timing" officeooo:rsid="0084c5ea"/>
    </style:style>
    <style:style style:name="T48" style:family="text">
      <style:text-properties style:font-name="Timing" officeooo:rsid="00866869"/>
    </style:style>
    <style:style style:name="T49" style:family="text">
      <style:text-properties style:font-name="Timing" officeooo:rsid="008ae85b"/>
    </style:style>
    <style:style style:name="T50" style:family="text">
      <style:text-properties style:font-name="Timing" officeooo:rsid="008ddb63"/>
    </style:style>
    <style:style style:name="T51" style:family="text">
      <style:text-properties style:font-name="Timing" officeooo:rsid="008de4c0"/>
    </style:style>
    <style:style style:name="T52" style:family="text">
      <style:text-properties style:font-name="Timing" officeooo:rsid="008eb382"/>
    </style:style>
    <style:style style:name="T53" style:family="text">
      <style:text-properties style:font-name="Timing" officeooo:rsid="008f5992"/>
    </style:style>
    <style:style style:name="T54" style:family="text">
      <style:text-properties style:font-name="Timing" officeooo:rsid="008fd5e6"/>
    </style:style>
    <style:style style:name="T55" style:family="text">
      <style:text-properties style:font-name="Timing" officeooo:rsid="00961dfd"/>
    </style:style>
    <style:style style:name="T56" style:family="text">
      <style:text-properties style:font-name="Timing" officeooo:rsid="00982f89"/>
    </style:style>
    <style:style style:name="T57" style:family="text">
      <style:text-properties style:font-name="Timing" officeooo:rsid="00a079d4"/>
    </style:style>
    <style:style style:name="T58" style:family="text">
      <style:text-properties style:font-name="Timing" officeooo:rsid="00a0eb0e"/>
    </style:style>
    <style:style style:name="T59" style:family="text">
      <style:text-properties style:font-name="Timing" officeooo:rsid="00a3cf90"/>
    </style:style>
    <style:style style:name="T60" style:family="text">
      <style:text-properties style:font-name="Timing" officeooo:rsid="00a6b69b"/>
    </style:style>
    <style:style style:name="T61" style:family="text">
      <style:text-properties style:font-name="Timing" officeooo:rsid="00a7e7be"/>
    </style:style>
    <style:style style:name="T62" style:family="text">
      <style:text-properties style:font-name="Timing" officeooo:rsid="00ae4f09"/>
    </style:style>
    <style:style style:name="T63" style:family="text">
      <style:text-properties style:font-name="Timing" officeooo:rsid="00af0c41"/>
    </style:style>
    <style:style style:name="T64" style:family="text">
      <style:text-properties style:font-name="Timing" officeooo:rsid="00211e65"/>
    </style:style>
    <style:style style:name="T65" style:family="text">
      <style:text-properties style:font-name="Timing" officeooo:rsid="00cac134"/>
    </style:style>
    <style:style style:name="T66" style:family="text">
      <style:text-properties style:font-name="Timing" officeooo:rsid="00cad532"/>
    </style:style>
    <style:style style:name="T67" style:family="text">
      <style:text-properties style:font-name="Timing" officeooo:rsid="00ccc90c"/>
    </style:style>
    <style:style style:name="T68" style:family="text">
      <style:text-properties style:font-name="Timing" officeooo:rsid="00cff1b7"/>
    </style:style>
    <style:style style:name="T69" style:family="text">
      <style:text-properties officeooo:rsid="00216d46"/>
    </style:style>
    <style:style style:name="T70" style:family="text">
      <style:text-properties officeooo:rsid="0021eb88"/>
    </style:style>
    <style:style style:name="T71" style:family="text">
      <style:text-properties officeooo:rsid="00226716"/>
    </style:style>
    <style:style style:name="T72" style:family="text">
      <style:text-properties officeooo:rsid="002b1d95"/>
    </style:style>
    <style:style style:name="T73" style:family="text">
      <style:text-properties officeooo:rsid="002c49bf"/>
    </style:style>
    <style:style style:name="T74" style:family="text">
      <style:text-properties fo:font-style="italic" officeooo:rsid="002b1d95" style:font-style-asian="italic" style:font-style-complex="italic"/>
    </style:style>
    <style:style style:name="T75" style:family="text">
      <style:text-properties fo:font-style="italic" officeooo:rsid="002c49bf" style:font-style-asian="italic" style:font-style-complex="italic"/>
    </style:style>
    <style:style style:name="T76" style:family="text">
      <style:text-properties fo:font-style="normal" officeooo:rsid="002c49bf" style:font-style-asian="normal" style:font-style-complex="normal"/>
    </style:style>
    <style:style style:name="T77" style:family="text">
      <style:text-properties fo:font-style="normal" officeooo:rsid="0048e6af" style:font-style-asian="normal" style:font-style-complex="normal"/>
    </style:style>
    <style:style style:name="T78" style:family="text">
      <style:text-properties officeooo:rsid="005f98f3"/>
    </style:style>
    <style:style style:name="T79" style:family="text">
      <style:text-properties officeooo:rsid="00742e75"/>
    </style:style>
    <style:style style:name="T80" style:family="text">
      <style:text-properties officeooo:rsid="0078f1c5"/>
    </style:style>
    <style:style style:name="T81" style:family="text">
      <style:text-properties officeooo:rsid="00831cc1"/>
    </style:style>
    <style:style style:name="T82" style:family="text">
      <style:text-properties officeooo:rsid="0084c5ea"/>
    </style:style>
    <style:style style:name="T83" style:family="text">
      <style:text-properties officeooo:rsid="008ae85b"/>
    </style:style>
    <style:style style:name="T84" style:family="text">
      <style:text-properties officeooo:rsid="008ddb63"/>
    </style:style>
    <style:style style:name="T85" style:family="text">
      <style:text-properties fo:color="#a33e03"/>
    </style:style>
    <style:style style:name="T86" style:family="text">
      <style:text-properties fo:color="#a33e03" fo:font-style="italic" officeooo:rsid="002b1d95" style:font-style-asian="italic" style:font-style-complex="italic"/>
    </style:style>
    <style:style style:name="T87" style:family="text">
      <style:text-properties fo:color="#a33e03" style:font-name="Timing"/>
    </style:style>
    <style:style style:name="T88" style:family="text">
      <style:text-properties fo:color="#a33e03" style:font-name="Timing" officeooo:rsid="002b1d95"/>
    </style:style>
    <style:style style:name="T89" style:family="text">
      <style:text-properties fo:color="#a33e03" style:font-name="Timing" officeooo:rsid="002c024c"/>
    </style:style>
    <style:style style:name="T90" style:family="text">
      <style:text-properties officeooo:rsid="00a079d4"/>
    </style:style>
    <style:style style:name="T91" style:family="text">
      <style:text-properties officeooo:rsid="00a3cf90"/>
    </style:style>
    <style:style style:name="T92" style:family="text">
      <style:text-properties officeooo:rsid="00a7e7be"/>
    </style:style>
    <style:style style:name="T93" style:family="text">
      <style:text-properties officeooo:rsid="00addc92"/>
    </style:style>
    <style:style style:name="T94" style:family="text">
      <style:text-properties officeooo:rsid="00b1126e"/>
    </style:style>
    <style:style style:name="T95" style:family="text">
      <style:text-properties officeooo:rsid="00b122db"/>
    </style:style>
    <style:style style:name="T96" style:family="text">
      <style:text-properties officeooo:rsid="00b2cfcc"/>
    </style:style>
    <style:style style:name="T97" style:family="text">
      <style:text-properties style:font-name="Liberation Serif" fo:font-style="normal" officeooo:rsid="00b1126e" style:font-style-asian="normal" style:font-style-complex="normal"/>
    </style:style>
    <style:style style:name="T98" style:family="text">
      <style:text-properties style:font-name="Liberation Serif" fo:font-style="normal" officeooo:rsid="00b4562b" style:font-style-asian="normal" style:font-style-complex="normal"/>
    </style:style>
    <style:style style:name="T99" style:family="text">
      <style:text-properties officeooo:rsid="00b647cd"/>
    </style:style>
    <style:style style:name="T100" style:family="text">
      <style:text-properties officeooo:rsid="00b9abe4"/>
    </style:style>
    <style:style style:name="T101" style:family="text">
      <style:text-properties officeooo:rsid="00bba03e"/>
    </style:style>
    <style:style style:name="T102" style:family="text">
      <style:text-properties officeooo:rsid="00be0412"/>
    </style:style>
    <style:style style:name="T103" style:family="text">
      <style:text-properties officeooo:rsid="00bfe661"/>
    </style:style>
    <style:style style:name="T104" style:family="text">
      <style:text-properties officeooo:rsid="00c017d6"/>
    </style:style>
    <style:style style:name="T105" style:family="text">
      <style:text-properties officeooo:rsid="00c2113a"/>
    </style:style>
    <style:style style:name="T106" style:family="text">
      <style:text-properties officeooo:rsid="00c4139b"/>
    </style:style>
    <style:style style:name="T107" style:family="text">
      <style:text-properties officeooo:rsid="00c61046"/>
    </style:style>
    <style:style style:name="T108" style:family="text">
      <style:text-properties officeooo:rsid="00c78ce1"/>
    </style:style>
    <style:style style:name="T109" style:family="text">
      <style:text-properties officeooo:rsid="00cad532"/>
    </style:style>
    <style:style style:name="T110" style:family="text">
      <style:text-properties officeooo:rsid="00ce956f"/>
    </style:style>
    <style:style style:name="T111" style:family="text">
      <style:text-properties officeooo:rsid="00d0e021"/>
    </style:style>
    <style:style style:name="T112" style:family="text">
      <style:text-properties officeooo:rsid="00d44f53"/>
    </style:style>
    <style:style style:name="T113" style:family="text">
      <style:text-properties officeooo:rsid="00d6db7f"/>
    </style:style>
    <style:style style:name="T114" style:family="text">
      <style:text-properties officeooo:rsid="00d7b8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lock RAM</text:h>
      <text:p text:style-name="P2">Block RAM uses synchronous read, whose signals are asynchronously decoded from <text:span text:style-name="T1">opcode</text:span>.</text:p>
      <text:p text:style-name="P2">Synchronous opcode decoding sets up the sources for various registers. For example, <text:span text:style-name="T1">new_T</text:span> indicates that <text:span text:style-name="T1">T</text:span> is to be loaded from 1 of 16 sources.</text:p>
      <text:p text:style-name="P32"/>
      <text:p text:style-name="P32">DROP followed by DUP:</text:p>
      <text:p text:style-name="P2"/>
      <text:p text:style-name="P15">Opcode<text:tab/><text:span text:style-name="T3">??.1plus).</text:span><text:span text:style-name="T13">SWAP</text:span><text:span text:style-name="T3">.).plus.).</text:span><text:span text:style-name="T18">DUP..</text:span><text:span text:style-name="T3">).....................</text:span></text:p>
      <text:p text:style-name="P15">T_src<text:tab/><text:tab/><text:span text:style-name="T3">...none.).</text:span><text:span text:style-name="T4">TpImm</text:span><text:span text:style-name="T3">)..</text:span><text:span text:style-name="T14">n..</text:span><text:span text:style-name="T4">.)</text:span><text:span text:style-name="T3">.</text:span><text:span text:style-name="T4">Tp</text:span><text:span text:style-name="T8">n..</text:span><text:span text:style-name="T3">)...</text:span><text:span text:style-name="T19">none.....</text:span><text:span text:style-name="T3">.........</text:span></text:p>
      <text:p text:style-name="P15"><text:span text:style-name="T69">T</text:span><text:tab/><text:tab/><text:span text:style-name="T3">.....5.........)..</text:span><text:span text:style-name="T4">6...</text:span><text:span text:style-name="T15">)</text:span><text:span text:style-name="T4">.</text:span><text:span text:style-name="T15">123</text:span><text:span text:style-name="T4">..</text:span><text:span text:style-name="T8">)...</text:span><text:span text:style-name="T9">12</text:span><text:span text:style-name="T15">9.</text:span><text:span text:style-name="T9">.</text:span><text:span text:style-name="T15">.......</text:span><text:span text:style-name="T3">......</text:span></text:p>
      <text:p text:style-name="P15"><text:span text:style-name="T71">N</text:span>_src<text:tab/><text:tab/><text:span text:style-name="T3">...none........).</text:span><text:span text:style-name="T4">.</text:span><text:span text:style-name="T6">t...</text:span><text:span text:style-name="T3">).</text:span><text:span text:style-name="T16">RAM..)..</text:span><text:span text:style-name="T20">t...).</text:span><text:span text:style-name="T4">none...</text:span><text:span text:style-name="T3">......</text:span></text:p>
      <text:p text:style-name="P15"><text:span text:style-name="T71">N</text:span><text:tab/><text:tab/><text:span text:style-name="T3">.....</text:span><text:span text:style-name="T12">123</text:span><text:span text:style-name="T3">..............)..</text:span><text:span text:style-name="T7">6.</text:span><text:span text:style-name="T21">.</text:span><text:span text:style-name="T7">.</text:span><text:span text:style-name="T24">).321</text:span><text:span text:style-name="T4">..</text:span><text:span text:style-name="T15">)</text:span><text:span text:style-name="T4">..</text:span><text:span text:style-name="T20">129.</text:span><text:span text:style-name="T15">.</text:span><text:span text:style-name="T22">.</text:span><text:span text:style-name="T3">......</text:span></text:p>
      <text:p text:style-name="P16"><text:span text:style-name="T70">WR</text:span>_src <text:s/><text:tab/><text:span text:style-name="T3">??.........none..............).</text:span><text:span text:style-name="T4">.</text:span><text:span text:style-name="T5">n...</text:span><text:span text:style-name="T3">).</text:span><text:span text:style-name="T4">none..</text:span><text:span text:style-name="T22">.</text:span><text:span text:style-name="T3">......</text:span></text:p>
      <text:p text:style-name="P16"><text:span text:style-name="T70">WR</text:span>_<text:span text:style-name="T90">dest</text:span> <text:s/><text:tab/><text:span text:style-name="T3">??.........none..............).</text:span><text:span text:style-name="T57">miSP</text:span><text:span text:style-name="T5">.</text:span><text:span text:style-name="T3">).</text:span><text:span text:style-name="T4">none..</text:span><text:span text:style-name="T22">.</text:span><text:span text:style-name="T3">......</text:span></text:p>
      <text:p text:style-name="P16"><text:span text:style-name="T86">RAM_read</text:span><text:span text:style-name="T85"><text:tab/></text:span><text:span text:style-name="T87">-------------------/</text:span><text:span text:style-name="T88">===</text:span><text:span text:style-name="T89">\---------------------------</text:span></text:p>
      <text:p text:style-name="P26"><text:span text:style-name="T75">RAM_raddr</text:span><text:tab/><text:span text:style-name="T3">???????????????????.</text:span><text:span text:style-name="T25">SP.</text:span><text:span text:style-name="T3">????????????????????????????</text:span></text:p>
      <text:p text:style-name="P15"><text:span text:style-name="T73">RAM_q</text:span><text:tab/><text:span text:style-name="T3">?????????????????????????.</text:span><text:span text:style-name="T17">321</text:span><text:span text:style-name="T3">.?????????????????????</text:span></text:p>
      <text:p text:style-name="P11"><text:span text:style-name="T83">SPinc<text:tab/><text:tab/></text:span><text:span text:style-name="T3">-----------------------/</text:span><text:span text:style-name="T10">=</text:span><text:span text:style-name="T49">===</text:span><text:span text:style-name="T10">==</text:span><text:span text:style-name="T11">\--------------------</text:span></text:p>
      <text:p text:style-name="P15"><text:span text:style-name="T84">SP</text:span><text:tab/><text:tab/><text:span text:style-name="T3">...............</text:span><text:span text:style-name="T51">40</text:span><text:span text:style-name="T3">............</text:span><text:span text:style-name="T50">)</text:span><text:span text:style-name="T3">.....</text:span><text:span text:style-name="T51">41....</text:span><text:span text:style-name="T3">..</text:span><text:span text:style-name="T52">)</text:span><text:span text:style-name="T3">.</text:span><text:span text:style-name="T15">...</text:span><text:span text:style-name="T55">40</text:span><text:span text:style-name="T15">.</text:span></text:p>
      <text:p text:style-name="P12"><text:span text:style-name="T72">RAM_write</text:span><text:tab/><text:span text:style-name="T3">-------------------------------------/</text:span><text:span text:style-name="T10">===</text:span><text:span text:style-name="T30">=</text:span><text:span text:style-name="T10">==</text:span><text:span text:style-name="T11">\------</text:span></text:p>
      <text:p text:style-name="P15"><text:span text:style-name="T76">RAM_</text:span><text:span text:style-name="T77">w</text:span><text:span text:style-name="T76">addr</text:span><text:tab/><text:span text:style-name="T3">?????????????????????????????????????..</text:span><text:span text:style-name="T58">40..</text:span><text:span text:style-name="T25">.</text:span><text:span text:style-name="T3">???????</text:span></text:p>
      <text:p text:style-name="P15"><text:span text:style-name="T76">RAM_d</text:span><text:tab/><text:span text:style-name="T3">?????????????????????????????????????</text:span><text:span text:style-name="T23">..</text:span><text:span text:style-name="T26">321.</text:span><text:span text:style-name="T3">.???????</text:span></text:p>
      <text:p text:style-name="P28"/>
      <text:p text:style-name="P31">DUP followed by DROP: <text:span text:style-name="T78">To prevent DROP’s read from occurring before DUP’s write, “WR_src” must be “none” to allow decoding when is a read is expected. If single-port RAM is used, decoding must also be held off while </text:span><text:span text:style-name="T2">RAM_write</text:span><text:span text:style-name="T78"> is high.</text:span></text:p>
      <text:p text:style-name="P3"/>
      <text:p text:style-name="P13">Opcode<text:tab/><text:span text:style-name="T3">??.1plus).</text:span><text:span text:style-name="T27">DU</text:span><text:span text:style-name="T13">P.</text:span><text:span text:style-name="T3">.)....</text:span><text:span text:style-name="T18">D</text:span><text:span text:style-name="T27">ROP..</text:span><text:span text:style-name="T3">.......</text:span><text:span text:style-name="T27">..</text:span><text:span text:style-name="T18">.</text:span><text:span text:style-name="T3">)..............</text:span></text:p>
      <text:p text:style-name="P13">T_src<text:tab/><text:tab/><text:span text:style-name="T3">...none.).</text:span><text:span text:style-name="T4">TpImm</text:span><text:span text:style-name="T3">)....</text:span><text:span text:style-name="T28">none..</text:span><text:span text:style-name="T3">.......</text:span><text:span text:style-name="T28">..</text:span><text:span text:style-name="T4">.)</text:span><text:span text:style-name="T3">..</text:span><text:span text:style-name="T28">n.</text:span><text:span text:style-name="T8">..</text:span><text:span text:style-name="T3">)..</text:span><text:span text:style-name="T19">none.</text:span></text:p>
      <text:p text:style-name="P13"><text:span text:style-name="T69">T</text:span><text:tab/><text:tab/><text:span text:style-name="T3">.....5.........).....6.............................</text:span></text:p>
      <text:p text:style-name="P13"><text:span text:style-name="T71">N</text:span>_src<text:tab/><text:tab/><text:span text:style-name="T3">...none........)..</text:span><text:span text:style-name="T6">t...</text:span><text:span text:style-name="T32">)</text:span><text:span text:style-name="T3">.none........).</text:span><text:span text:style-name="T16">RAM..)..</text:span><text:span text:style-name="T4">none.</text:span></text:p>
      <text:p text:style-name="P13"><text:span text:style-name="T71">N</text:span><text:tab/><text:tab/><text:span text:style-name="T3">.......123............).....6...........</text:span><text:span text:style-name="T33">.</text:span><text:span text:style-name="T4">..</text:span><text:span text:style-name="T15">)</text:span><text:span text:style-name="T4">..</text:span><text:span text:style-name="T20">12</text:span><text:span text:style-name="T33">3</text:span><text:span text:style-name="T15">.</text:span><text:span text:style-name="T22">.</text:span></text:p>
      <text:p text:style-name="P17"><text:span text:style-name="T70">WR</text:span>_src <text:s/><text:tab/><text:span text:style-name="T3">??........none.).</text:span><text:span text:style-name="T4">.</text:span><text:span text:style-name="T5">n...</text:span><text:span text:style-name="T3">).</text:span><text:span text:style-name="T4">none.</text:span><text:span text:style-name="T3">......................</text:span></text:p>
      <text:p text:style-name="P17"><text:span text:style-name="T70">WR</text:span>_<text:span text:style-name="T91">dest</text:span> <text:tab/><text:span text:style-name="T3">??........none.).</text:span><text:span text:style-name="T59">miSP</text:span><text:span text:style-name="T5">.</text:span><text:span text:style-name="T3">).</text:span><text:span text:style-name="T4">none.</text:span><text:span text:style-name="T3">......................</text:span></text:p>
      <text:p text:style-name="P18"><text:span text:style-name="T92">held<text:tab/></text:span><text:tab/><text:span text:style-name="T3">----------------/</text:span><text:span text:style-name="T10">=</text:span><text:span text:style-name="T29">=</text:span><text:span text:style-name="T10">==</text:span><text:span text:style-name="T61">=======</text:span><text:span text:style-name="T10">==</text:span><text:span text:style-name="T11">\--------------------</text:span></text:p>
      <text:p text:style-name="P18"><text:span text:style-name="T72">RAM_write</text:span><text:tab/><text:span text:style-name="T3">-----------------------/</text:span><text:span text:style-name="T10">=</text:span><text:span text:style-name="T29">=</text:span><text:span text:style-name="T10">====</text:span><text:span text:style-name="T11">\--------------------</text:span></text:p>
      <text:p text:style-name="P18"><text:span text:style-name="T76">RAM_</text:span><text:span text:style-name="T77">w</text:span><text:span text:style-name="T76">addr</text:span><text:tab/><text:span text:style-name="T3">???????????????????????..</text:span><text:span text:style-name="T59">3F..</text:span><text:span text:style-name="T25">.</text:span><text:span text:style-name="T3">?????????????????????</text:span></text:p>
      <text:p text:style-name="P14"><text:span text:style-name="T76">RAM_d</text:span><text:tab/><text:span text:style-name="T3">???????????????????????</text:span><text:span text:style-name="T23">..</text:span><text:span text:style-name="T31">123</text:span><text:span text:style-name="T26">.</text:span><text:span text:style-name="T3">.?????????????????????</text:span></text:p>
      <text:p text:style-name="P23"><text:span text:style-name="T74">RAM_read</text:span><text:tab/><text:span text:style-name="T3">-------------------/</text:span><text:span text:style-name="T10">=</text:span><text:span text:style-name="T53">==============</text:span><text:span text:style-name="T10">==</text:span><text:span text:style-name="T11">\-------------</text:span></text:p>
      <text:p text:style-name="P27"><text:span text:style-name="T75">RAM_raddr</text:span><text:tab/><text:span text:style-name="T3">............40...............).3F....?..</text:span><text:span text:style-name="T60">40</text:span><text:span text:style-name="T3">..</text:span><text:span text:style-name="T52">?</text:span><text:span text:style-name="T3">..</text:span><text:span text:style-name="T56">40..</text:span></text:p>
      <text:p text:style-name="P5"><text:span text:style-name="T73">RAM_q</text:span><text:tab/><text:span text:style-name="T3">???????????????????????????????????????.</text:span><text:span text:style-name="T33">123</text:span><text:span text:style-name="T3">.???????</text:span></text:p>
      <text:p text:style-name="P13"><text:span text:style-name="T83">SPinc<text:tab/><text:tab/></text:span><text:span text:style-name="T3">-------------------------------------/</text:span><text:span text:style-name="T10">=</text:span><text:span text:style-name="T49">===</text:span><text:span text:style-name="T10">==</text:span><text:span text:style-name="T11">\------</text:span></text:p>
      <text:p text:style-name="P13"><text:span text:style-name="T84">SP</text:span><text:tab/><text:tab/><text:span text:style-name="T3">................</text:span><text:span text:style-name="T51">40....</text:span><text:span text:style-name="T3">.......</text:span><text:span text:style-name="T50">)</text:span><text:span text:style-name="T3">.....</text:span><text:span text:style-name="T54">3F</text:span><text:span text:style-name="T3">......</text:span><text:span text:style-name="T52">)</text:span><text:span text:style-name="T3">...</text:span><text:span text:style-name="T56">40..</text:span></text:p>
      <text:p text:style-name="P36">Fetch needs T before it can start a read. <text:span text:style-name="T79">@+ ( a – a+4 n ).</text:span></text:p>
      <text:p text:style-name="P30">The fetch state checks T and fetches from ROM space <text:span text:style-name="T80">(instead) </text:span>if necessary.</text:p>
      <text:p text:style-name="P4"/>
      <text:p text:style-name="P8"><text:span text:style-name="T79">state<text:tab/></text:span><text:tab/><text:span text:style-name="T34">..execute......)fetch.)execut)fetch</text:span><text:span text:style-name="T46">.</text:span><text:span text:style-name="T34">)fetch</text:span><text:span text:style-name="T47">c</text:span><text:span text:style-name="T34">)fetch</text:span><text:span text:style-name="T47">c</text:span><text:span text:style-name="T34">)</text:span><text:span text:style-name="T47">execute</text:span><text:span text:style-name="T3">.</text:span></text:p>
      <text:p text:style-name="P10">Opcode<text:tab/><text:span text:style-name="T3">??.1plus).FETCH</text:span><text:span text:style-name="T34">p.</text:span><text:span text:style-name="T3">...</text:span><text:span text:style-name="T18">.</text:span><text:span text:style-name="T3">.</text:span><text:span text:style-name="T38">).</text:span><text:span text:style-name="T3">FETCH......</text:span><text:span text:style-name="T40">....</text:span><text:span text:style-name="T3">...........</text:span><text:span text:style-name="T48">)....</text:span><text:span text:style-name="T19">..</text:span><text:span text:style-name="T3">..</text:span></text:p>
      <text:p text:style-name="P10">T_src<text:tab/><text:tab/><text:span text:style-name="T3">...none.).</text:span><text:span text:style-name="T4">TpImm</text:span><text:span text:style-name="T3">).</text:span><text:span text:style-name="T28">none.</text:span><text:span text:style-name="T4">)</text:span><text:span text:style-name="T3">.</text:span><text:span text:style-name="T34">RAM</text:span><text:span text:style-name="T8">..</text:span><text:span text:style-name="T3">)..</text:span><text:span text:style-name="T19">none..</text:span><text:span text:style-name="T3">.......</text:span><text:span text:style-name="T19">..</text:span><text:span text:style-name="T3">.......</text:span><text:span text:style-name="T19">..</text:span><text:span text:style-name="T3">...</text:span></text:p>
      <text:p text:style-name="P10"><text:span text:style-name="T69">T</text:span><text:tab/><text:tab/><text:span text:style-name="T3">.....</text:span><text:span text:style-name="T35">....F007</text:span><text:span text:style-name="T3">..).</text:span><text:span text:style-name="T35">F008</text:span><text:span text:style-name="T3">........</text:span><text:span text:style-name="T40">)</text:span><text:span text:style-name="T3">.</text:span><text:span text:style-name="T45">568</text:span><text:span text:style-name="T41">.</text:span><text:span text:style-name="T3">..........</text:span><text:span text:style-name="T19">..</text:span><text:span text:style-name="T3">.......</text:span><text:span text:style-name="T19">..</text:span><text:span text:style-name="T3">...</text:span></text:p>
      <text:p text:style-name="P10"><text:span text:style-name="T71">N</text:span>_src<text:tab/><text:tab/><text:span text:style-name="T3">...none........)</text:span><text:span text:style-name="T39">Tplus4</text:span><text:span text:style-name="T32">)</text:span><text:span text:style-name="T3">.none.)..</text:span><text:span text:style-name="T40">t.</text:span><text:span text:style-name="T16">..)....</text:span><text:span text:style-name="T4">none..</text:span><text:span text:style-name="T19">..</text:span><text:span text:style-name="T3">.....</text:span><text:span text:style-name="T19">..</text:span><text:span text:style-name="T3">...</text:span></text:p>
      <text:p text:style-name="P10"><text:span text:style-name="T71">N</text:span><text:tab/><text:tab/><text:span text:style-name="T3">.......123</text:span><text:span text:style-name="T44">.</text:span><text:span text:style-name="T3">...........).</text:span><text:span text:style-name="T37">F00</text:span><text:span text:style-name="T40">C..</text:span><text:span text:style-name="T3">...</text:span><text:span text:style-name="T33">.</text:span><text:span text:style-name="T4">..</text:span><text:span text:style-name="T15">)</text:span><text:span text:style-name="T4">..</text:span><text:span text:style-name="T42">321.</text:span><text:span text:style-name="T15">.</text:span><text:span text:style-name="T22">.</text:span><text:span text:style-name="T19">..</text:span><text:span text:style-name="T3">.......</text:span><text:span text:style-name="T19">..</text:span><text:span text:style-name="T3">...</text:span></text:p>
      <text:p text:style-name="P19"><text:span text:style-name="T70">WR</text:span>_src <text:s/><text:tab/><text:span text:style-name="T3">??........none.).</text:span><text:span text:style-name="T4">.</text:span><text:span text:style-name="T5">n...</text:span><text:span text:style-name="T3">).</text:span><text:span text:style-name="T4">none.</text:span><text:span text:style-name="T43">)</text:span><text:span text:style-name="T3">..</text:span><text:span text:style-name="T43">n</text:span><text:span text:style-name="T3">...</text:span><text:span text:style-name="T43">)</text:span><text:span text:style-name="T3">..</text:span><text:span text:style-name="T43">.</text:span><text:span text:style-name="T3">.</text:span><text:span text:style-name="T4">none</text:span><text:span text:style-name="T3">.</text:span><text:span text:style-name="T43">.</text:span><text:span text:style-name="T3">.......</text:span><text:span text:style-name="T19">..</text:span><text:span text:style-name="T3">...</text:span></text:p>
      <text:p text:style-name="P6"><text:span text:style-name="T72">RAM_write</text:span><text:tab/><text:span text:style-name="T3">-----------------------/</text:span><text:span text:style-name="T10">=</text:span><text:span text:style-name="T29">=</text:span><text:span text:style-name="T10">====</text:span><text:span text:style-name="T11">\----------------------------</text:span></text:p>
      <text:p text:style-name="P9"><text:span text:style-name="T76">RAM_</text:span><text:span text:style-name="T77">w</text:span><text:span text:style-name="T76">addr</text:span><text:tab/><text:span text:style-name="T3">???????????????????????..</text:span><text:span text:style-name="T25">SP...</text:span><text:span text:style-name="T3">?????????????????????????????</text:span></text:p>
      <text:p text:style-name="P9"><text:span text:style-name="T76">RAM_d</text:span><text:tab/><text:span text:style-name="T3">???????????????????????</text:span><text:span text:style-name="T23">..</text:span><text:span text:style-name="T31">123</text:span><text:span text:style-name="T44">.</text:span><text:span text:style-name="T3">.?????????????????????????????</text:span></text:p>
      <text:p text:style-name="P24"><text:span text:style-name="T74">RAM_read</text:span><text:tab/><text:span text:style-name="T3">-------------------/</text:span><text:span text:style-name="T10">===</text:span><text:span text:style-name="T11">\-----------------------------------</text:span></text:p>
      <text:p text:style-name="P25"><text:span text:style-name="T75">RAM_raddr</text:span><text:tab/><text:span text:style-name="T3">???????????????????</text:span><text:span text:style-name="T36">F008</text:span><text:span text:style-name="T3">????????????????????????????????????</text:span></text:p>
      <text:p text:style-name="P9"><text:span text:style-name="T73">RAM_q</text:span><text:tab/><text:span text:style-name="T3">?????????????????????????.</text:span><text:span text:style-name="T44">568</text:span><text:span text:style-name="T3">.?????????????????????????????</text:span></text:p>
      <text:p text:style-name="P29"/>
      <text:p text:style-name="P7"><text:span text:style-name="T81">caddr<text:tab/></text:span><text:tab/><text:span text:style-name="T3">?????????????????????????????????????..</text:span><text:span text:style-name="T44">568.</text:span><text:span text:style-name="T3">.???????????????</text:span></text:p>
      <text:p text:style-name="P8"><text:span text:style-name="T82">cready <text:s text:c="3"/><text:tab/></text:span><text:span text:style-name="T3">---------------------------------------------/</text:span><text:span text:style-name="T10">=====</text:span><text:span text:style-name="T11">\-------</text:span></text:p>
      <text:p text:style-name="P8"><text:span text:style-name="T81">cdata<text:tab/></text:span><text:tab/><text:span text:style-name="T3">??????????????????????????????????</text:span><text:span text:style-name="T48">????????</text:span><text:span text:style-name="T3">???.</text:span><text:span text:style-name="T48">4321</text:span><text:span text:style-name="T3">.????????</text:span></text:p>
      <text:p text:style-name="P33"/>
      <text:h text:style-name="Heading_20_2" text:outline-level="2">ROM</text:h>
      <text:p text:style-name="P35">The ROM interface uses CADDR, CDATA, and CREADY. It’s the CPU’s interface to large ROM. When CADDR changes, CREADY drops until CDATA matches the new data. <text:span text:style-name="T93">Usually it’s a synchronous-read ROM. A dumb version would not look ahead:</text:span></text:p>
      <text:p text:style-name="P33"/>
      <text:p text:style-name="P20"><text:span text:style-name="T93">clk<text:tab/></text:span><text:tab/><text:span text:style-name="T3">-----/</text:span><text:span text:style-name="T10">=</text:span><text:span text:style-name="T29">=</text:span><text:span text:style-name="T10">====</text:span><text:span text:style-name="T11">\------/</text:span><text:span text:style-name="T10">=</text:span><text:span text:style-name="T29">=</text:span><text:span text:style-name="T10">====</text:span><text:span text:style-name="T11">\------/</text:span><text:span text:style-name="T10">=</text:span><text:span text:style-name="T29">=</text:span><text:span text:style-name="T10">====</text:span><text:span text:style-name="T11">\------/</text:span><text:span text:style-name="T10">=</text:span><text:span text:style-name="T29">=</text:span><text:span text:style-name="T10">====</text:span><text:span text:style-name="T11">\----</text:span></text:p>
      <text:p text:style-name="P21"><text:span text:style-name="T81">caddr<text:tab/></text:span><text:tab/><text:span text:style-name="T3">...</text:span><text:span text:style-name="T62">0</text:span><text:span text:style-name="T44">.</text:span><text:span text:style-name="T3">.</text:span><text:span text:style-name="T62">)....</text:span><text:span text:style-name="T3">..</text:span><text:span text:style-name="T62">1</text:span><text:span text:style-name="T3">....</text:span><text:span text:style-name="T19">..</text:span><text:span text:style-name="T62">)</text:span><text:span text:style-name="T3">.......</text:span><text:span text:style-name="T19">..</text:span><text:span text:style-name="T3">...</text:span><text:span text:style-name="T62">2</text:span><text:span text:style-name="T3">.</text:span><text:span text:style-name="T19">..</text:span><text:span text:style-name="T3">........</text:span><text:span text:style-name="T19">..</text:span><text:span text:style-name="T3">.</text:span><text:span text:style-name="T62">)...</text:span><text:span text:style-name="T3">.</text:span><text:span text:style-name="T62">3</text:span><text:span text:style-name="T3">..</text:span><text:span text:style-name="T19">..</text:span><text:span text:style-name="T3">.</text:span></text:p>
      <text:p text:style-name="P22"><text:span text:style-name="T82">cready <text:s text:c="3"/><text:tab/></text:span><text:span text:style-name="T62">=======???</text:span><text:span text:style-name="T63">\</text:span><text:span text:style-name="T3">------------------------???/</text:span><text:span text:style-name="T10">=</text:span><text:span text:style-name="T62">=========???</text:span><text:span text:style-name="T63">\</text:span><text:span text:style-name="T11">------</text:span></text:p>
      <text:p text:style-name="P21"><text:span text:style-name="T81">cdata<text:tab/></text:span><text:tab/><text:span text:style-name="T3">...</text:span><text:span text:style-name="T19">..</text:span><text:span text:style-name="T3">..???....</text:span><text:span text:style-name="T62">123...</text:span><text:span text:style-name="T3">.???...</text:span><text:span text:style-name="T62">456</text:span><text:span text:style-name="T3">...</text:span><text:span text:style-name="T19">.???.</text:span><text:span text:style-name="T3">..</text:span><text:span text:style-name="T63">789</text:span><text:span text:style-name="T3">.....???</text:span><text:span text:style-name="T19">..</text:span><text:span text:style-name="T3">.</text:span><text:span text:style-name="T63">ABC</text:span><text:span text:style-name="T3">..</text:span></text:p>
      <text:p text:style-name="P34"/>
      <text:p text:style-name="P33"/>
      <text:h text:style-name="P59" text:outline-level="2">Fishbone Interface</text:h>
      <text:p text:style-name="P38">I wanted an AXI4 interface, but 300 pages of documentation just to move data from point A to point B? <text:span text:style-name="T110">One page is easier. </text:span>A tiny <text:span text:style-name="T111">mutant</text:span> of AXI is used instead, enough to enable block transfers using <text:span text:style-name="T100">far</text:span> fewer signals. <text:span text:style-name="T114">It</text:span> can bridged to <text:span text:style-name="T113">either </text:span>Wishbone or AXI without too much trouble. <text:span text:style-name="T113">If you’re lazy or afraid of commitment, this may be the interface for you.</text:span></text:p>
      <text:p text:style-name="P38"/>
      <text:p text:style-name="P38">The T register is the read/write address and IMM is the burst length. These are output to the Fishbone <text:span text:style-name="T101">bus</text:span> directly. <text:span text:style-name="T95">The bus signals are:</text:span></text:p>
      <text:p text:style-name="P38"/>
      <text:p text:style-name="P44"><text:span text:style-name="T107">CYC</text:span>_O<text:tab/>Trigger a read or write burst of IMM-1 words starting at byte address T. <text:span text:style-name="T107">Drop after transfer.</text:span></text:p>
      <text:p text:style-name="P44">WE_O<text:tab/><text:tab/>‘1’=write, ‘0’=read. Steady throughout cycle.</text:p>
      <text:p text:style-name="P44">BLEN_O<text:tab/>Burst length less 1, <text:span text:style-name="T112">copy of IMM[7:0].</text:span></text:p>
      <text:p text:style-name="P49">BADR_O<text:tab/>Block address, copy of T. <text:span text:style-name="T105">T remains constant throughout the transfer.</text:span></text:p>
      <text:p text:style-name="P40">VALID_O<text:tab/>AXI-type handshake for output.</text:p>
      <text:p text:style-name="P40">READY_I</text:p>
      <text:p text:style-name="P50">DAT_O<text:tab/>Outgoing data, 32-bit.</text:p>
      <text:p text:style-name="P40">VALID_<text:span text:style-name="T99">I</text:span><text:tab/>AXI-type handshake for <text:span text:style-name="T99">input.</text:span></text:p>
      <text:p text:style-name="P40">READY_<text:span text:style-name="T99">O</text:span></text:p>
      <text:p text:style-name="P50">DAT_I <text:s/><text:tab/>Incoming data, 32-bit.</text:p>
      <text:p text:style-name="P39"/>
      <text:p text:style-name="P53">So, <text:span text:style-name="T104">eight</text:span> non-trivial signals <text:span text:style-name="T102">instead of</text:span> 40. <text:span text:style-name="T103">A time-out of 4096 beats triggers an error interrupt if:</text:span></text:p>
      <text:p text:style-name="P54">Output is hung: READY_I is stuck low <text:span text:style-name="T106">instead of responding to VALID_O.</text:span></text:p>
      <text:p text:style-name="P55">Input is hung: <text:span text:style-name="T94">VALID_I is stuck low instead of responding to READY_O.</text:span></text:p>
      <text:p text:style-name="P55"/>
      <text:p text:style-name="P41"><text:span text:style-name="T108">A </text:span>Fishbone <text:span text:style-name="T108">slave should implement a FSM that waits for CYC_O to rise to start a burst and waits for it to fall when finished. The master is expected to provide enough gap for the FSM to return to idle. WE_O, BLEN_O, and BADR_O are expected to be stable throughout CYC_O. The slave FSM only needs them at the leading edge of CYC_O. There are two types of transfers: Block Write and Block Read.</text:span></text:p>
      <text:p text:style-name="P41"/>
      <text:p text:style-name="P56">Block Write: WE_O=’1’, BLEN_O=3, BADDR_O=1234.</text:p>
      <text:p text:style-name="P56"/>
      <text:p text:style-name="P48"><text:span text:style-name="T107">CLK</text:span><text:tab/><text:tab/><text:span text:style-name="T65">-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</text:span></text:p>
      <text:p text:style-name="P45"><text:span text:style-name="T107">CYC</text:span>_O<text:tab/><text:span text:style-name="T64">--/</text:span><text:span text:style-name="T65">==</text:span><text:span text:style-name="T67">====</text:span><text:span text:style-name="T65">=========================</text:span><text:span text:style-name="T66">\---------------</text:span></text:p>
      <text:p text:style-name="P42">VALID_O<text:tab/><text:span text:style-name="T64">--/</text:span><text:span text:style-name="T65">=</text:span><text:span text:style-name="T66">=</text:span><text:span text:style-name="T67">====</text:span><text:span text:style-name="T66">===</text:span><text:span text:style-name="T65">==</text:span><text:span text:style-name="T66">\---/</text:span><text:span text:style-name="T65">=</text:span><text:span text:style-name="T66">==========</text:span><text:span text:style-name="T65">====</text:span><text:span text:style-name="T66">\---------------</text:span></text:p>
      <text:p text:style-name="P42">READY_I<text:span text:style-name="T65"><text:tab/></text:span><text:span text:style-name="T64">----------/</text:span><text:span text:style-name="T65">=</text:span><text:span text:style-name="T66">==\-------/========</text:span><text:span text:style-name="T65">===</text:span><text:span text:style-name="T66">\</text:span><text:span text:style-name="T65">---------------</text:span></text:p>
      <text:p text:style-name="P51">DAT_O<text:tab/><text:span text:style-name="T65">??.....</text:span><text:span text:style-name="T66">1234...)....1235...)236)...1237............</text:span></text:p>
      <text:p text:style-name="P58"><text:span text:style-name="T65"/></text:p>
      <text:p text:style-name="P57">Block <text:span text:style-name="T109">Read</text:span>: WE_O=’<text:span text:style-name="T109">0</text:span>’, BLEN_O=3, BADDR_O=<text:span text:style-name="T109">321</text:span>.</text:p>
      <text:p text:style-name="P57"><text:span text:style-name="T65"/></text:p>
      <text:p text:style-name="P47"><text:span text:style-name="T107">CLK</text:span><text:tab/><text:tab/><text:span text:style-name="T65">-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/</text:span><text:span text:style-name="T66">=</text:span><text:span text:style-name="T65">\-</text:span></text:p>
      <text:p text:style-name="P46"><text:span text:style-name="T107">CYC</text:span>_O<text:tab/><text:span text:style-name="T64">--/</text:span><text:span text:style-name="T65">==</text:span><text:span text:style-name="T67">====</text:span><text:span text:style-name="T65">===================</text:span><text:span text:style-name="T68">========</text:span><text:span text:style-name="T65">======</text:span><text:span text:style-name="T66">\-------</text:span></text:p>
      <text:p text:style-name="P43">VALID_<text:span text:style-name="T99">I</text:span><text:tab/><text:span text:style-name="T64">----------/</text:span><text:span text:style-name="T65">=</text:span><text:span text:style-name="T66">=</text:span><text:span text:style-name="T67">====</text:span><text:span text:style-name="T66">===</text:span><text:span text:style-name="T65">==</text:span><text:span text:style-name="T66">\---/</text:span><text:span text:style-name="T65">=</text:span><text:span text:style-name="T66">==========</text:span><text:span text:style-name="T65">====</text:span><text:span text:style-name="T66">\-------</text:span></text:p>
      <text:p text:style-name="P43">READY_<text:span text:style-name="T99">O<text:tab/></text:span><text:span text:style-name="T64">--------------/</text:span><text:span text:style-name="T65">=</text:span><text:span text:style-name="T66">==\-----------/========</text:span><text:span text:style-name="T65">===</text:span><text:span text:style-name="T66">\</text:span><text:span text:style-name="T65">-------</text:span></text:p>
      <text:p text:style-name="P52">DAT_I <text:s/><text:tab/><text:span text:style-name="T65">??......</text:span><text:span text:style-name="T68">321.</text:span><text:span text:style-name="T66">......)......</text:span><text:span text:style-name="T68">322.</text:span><text:span text:style-name="T66">.....)</text:span><text:span text:style-name="T68">323</text:span><text:span text:style-name="T66">)..</text:span><text:span text:style-name="T68">324</text:span><text:span text:style-name="T66">.....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ing" svg:font-family="Timing" style:font-family-generic="roman" style:font-pitch="fixed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01in" fo:border-left="none" fo:border-right="none" fo:border-top="0.99pt solid #000000" fo:border-bottom="none"/>
      <style:text-properties officeooo:rsid="006507d5" officeooo:paragraph-rsid="006507d5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32 Waveforms<text:tab/>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58:56.873000000</meta:creation-date>
    <meta:editing-duration>PT2H9M14S</meta:editing-duration>
    <meta:editing-cycles>48</meta:editing-cycles>
    <meta:generator>LibreOffice/6.1.1.2$Windows_X86_64 LibreOffice_project/5d19a1bfa650b796764388cd8b33a5af1f5baa1b</meta:generator>
    <dc:date>2019-05-31T17:39:30.843000000</dc:date>
    <meta:document-statistic meta:table-count="0" meta:image-count="0" meta:object-count="0" meta:page-count="3" meta:paragraph-count="90" meta:word-count="587" meta:character-count="6234" meta:non-whitespace-character-count="5715"/>
  </office:meta>
</office:document-meta>
</file>